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8028in" style:rel-column-width="4036*"/>
    </style:style>
    <style:style style:name="Table1.B" style:family="table-column">
      <style:table-column-properties style:column-width="2.0618in" style:rel-column-width="2969*"/>
    </style:style>
    <style:style style:name="Table1.A1" style:family="table-cell" style:data-style-name="N5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B12" style:family="table-cell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5">Enhanced security</text:p>
        </text:list-item>
        <text:list-item>
          <text:p text:style-name="P5">Enhanced manageability</text:p>
        </text:list-item>
        <text:list-item>
          <text:p text:style-name="P5">Enhanced accounting</text:p>
          <text:p text:style-name="P5"/>
        </text:list-item>
      </text:list>
      <text:h text:style-name="Heading_20_1" text:outline-level="1">Goals</text:h>
      <text:list text:style-name="L2">
        <text:list-item>
          <text:p text:style-name="P9">Enhance a Mediawiki installation with fine-grained permissions</text:p>
        </text:list-item>
        <text:list-item>
          <text:p text:style-name="P9">Enhance remote management capabilities</text:p>
        </text:list-item>
        <text:list-item>
          <text:p text:style-name="P9">Implement a simple to operate replication system</text:p>
        </text:list-item>
        <text:list-item>
          <text:p text:style-name="P9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3">Its permission functionality isn't fine-grained enough (e,g, not name-space-level)</text:p>
        </text:list-item>
        <text:list-item>
          <text:p text:style-name="P13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5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67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Policing already in place based on 'read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/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Pager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67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Write protected through 'editinterface' right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Only looks in NS_MAIN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policing.</text:p>
          </table:table-cell>
          <table:table-cell table:style-name="Table1.B12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5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B12" office:value-type="string">
            <text:p text:style-name="P4">Requires namespace level policing.</text:p>
          </table:table-cell>
          <table:table-cell table:style-name="Table1.B12" office:value-type="string">
            <text:p text:style-name="P4"/>
          </table:table-cell>
        </table:table-row>
      </table:table>
      <text:p text:style-name="P2"><text:a xlink:type="simple" xlink:href="http://rent-easy.com/action/view/Special:Allpages"/></text:p>
      <text:p text:style-name="P2"/>
      <text:p text:style-name="P2">Special:Undelete --&gt; enhanced with 'undelete' right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22:29:19</dc:date>
    <dc:language>en-US</dc:language>
    <meta:editing-cycles>59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97" meta:word-count="328" meta:character-count="2340"/>
  </office:meta>
</office:document-meta>
</file>